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1900E2104AA.png"/>
  <manifest:file-entry manifest:media-type="" manifest:full-path="Pictures/2000000600006D6300005209D454197D.svm"/>
  <manifest:file-entry manifest:media-type="image/jpeg" manifest:full-path="Pictures/100000000000012C0000012C5634864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3.5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Presentación Final</text:p>
          </draw:text-box>
        </draw:frame>
        <draw:frame draw:style-name="gr2" draw:text-style-name="P1" draw:layer="layout" svg:width="8.991cm" svg:height="8.991cm" svg:x="1.4cm" svg:y="9cm" presentation:class="graphic" presentation:user-transformed="true">
          <draw:image xlink:href="Pictures/100000000000012C0000012C5634864B.jpg" xlink:type="simple" xlink:show="embed" xlink:actuate="onLoad">
            <text:p/>
          </draw:image>
        </draw:frame>
        <draw:frame presentation:style-name="pr2" draw:layer="layout" svg:width="25cm" svg:height="3.5cm" svg:x="1.5cm" svg:y="4cm" presentation:class="outline" presentation:user-transformed="true">
          <draw:text-box>
            <text:p text:style-name="P1">Implementación para un Sistema de Administración y Gestión de Restaurantes</text:p>
          </draw:text-box>
        </draw:frame>
        <draw:frame draw:style-name="gr1" draw:text-style-name="P1" draw:layer="layout" svg:width="11.5cm" svg:height="11.5cm" svg:x="14cm" svg:y="7.5cm">
          <draw:image xlink:href="Pictures/1000020100000190000001900E2104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2T1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Diagrama Casos Uso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2:47:16.65</meta:creation-date>
    <meta:editing-duration>PT03H03M10S</meta:editing-duration>
    <meta:editing-cycles>24</meta:editing-cycles>
    <meta:generator>OpenOffice.org/3.2$Win32 OpenOffice.org_project/320m12$Build-9483</meta:generator>
    <meta:initial-creator>Gaspar Muñoz Soria</meta:initial-creator>
    <dc:date>2010-06-08T10:46:17.23</dc:date>
    <dc:creator>Samuel Guirado Navarro</dc:creator>
    <meta:document-statistic meta:object-count="32"/>
  </office:meta>
</office:document-meta>
</file>